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5.4486in" fo:margin-left="0.7722in" fo:margin-right="0.7042in" table:align="margins"/>
    </style:style>
    <style:style style:name="Table1.A" style:family="table-column">
      <style:table-column-properties style:column-width="5.4486in" style:rel-column-width="7846*"/>
    </style:style>
    <style:style style:name="Table1.A1" style:family="table-cell">
      <style:table-cell-properties style:vertical-align="" fo:padding="0.0382in" fo:border="0.0007in solid #000000"/>
    </style:style>
    <style:style style:name="Table2" style:family="table">
      <style:table-properties style:width="2.3285in" fo:margin-left="0.7625in" fo:margin-right="3.834in" table:align="margins"/>
    </style:style>
    <style:style style:name="Table2.A" style:family="table-column">
      <style:table-column-properties style:column-width="2.3285in" style:rel-column-width="3353*"/>
    </style:style>
    <style:style style:name="Table2.A1" style:family="table-cell">
      <style:table-cell-properties style:vertical-align="" fo:padding="0.0382in" fo:border="0.0007in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7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8" style:family="paragraph" style:parent-style-name="Standard" style:list-style-name="L1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10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11" style:family="paragraph" style:parent-style-name="Standard" style:list-style-name="L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0pt" style:font-name-asian="Menlo-Regular" style:font-size-asian="10pt" style:font-name-complex="Menlo-Regular" style:font-size-complex="10pt"/>
    </style:style>
    <style:style style:name="P12" style:family="paragraph" style:parent-style-name="Standard" style:list-style-name="L1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">
      <style:paragraph-properties style:text-autospace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3" style:family="text">
      <style:text-properties fo:color="#000000" style:font-name="Menlo-Regular" style:font-name-asian="Menlo-Regular" style:font-name-complex="Menlo-Regular"/>
    </style:style>
    <style:style style:name="T4" style:family="text"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T5" style:family="text">
      <style:text-properties fo:color="#000000" style:font-name="Times New Roman" style:font-name-asian="Menlo-Regular" style:font-name-complex="Menlo-Regular"/>
    </style:style>
    <style:style style:name="T6" style:family="text">
      <style:text-properties fo:color="#000000" style:font-name-asian="Menlo-Regular" style:font-name-complex="Menlo-Regular"/>
    </style:style>
    <style:style style:name="T7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fying Fraud from Enron Email</text:p>
      <text:p text:style-name="P2">Udacity Intro to Machine Learning – Final Project</text:p>
      <text:p text:style-name="P1">Christopher Giler</text:p>
      <text:p text:style-name="P1">October 16, 2016</text:p>
      <text:p text:style-name="P1"/>
      <text:p text:style-name="P2">Sections:</text:p>
      <text:list xml:id="list312254388107718353" text:style-name="L1">
        <text:list-item>
          <text:p text:style-name="P5">Introduction</text:p>
          <text:list>
            <text:list-item>
              <text:p text:style-name="P5">Background on dataset in question</text:p>
            </text:list-item>
          </text:list>
        </text:list-item>
        <text:list-item>
          <text:p text:style-name="P5">Overview of Dataset</text:p>
          <text:list>
            <text:list-item>
              <text:p text:style-name="P5">To<text:span text:style-name="T7">tal number of data points (+ allocation across classes)</text:span></text:p>
              <text:list>
                <text:list-item>
                  <text:p text:style-name="P12">146 (18 POI; <text:span text:style-name="T6">128 non-POI)</text:span></text:p>
                </text:list-item>
              </text:list>
            </text:list-item>
            <text:list-item>
              <text:p text:style-name="P5"><text:span text:style-name="T7">Number of </text:span>features used</text:p>
              <text:list>
                <text:list-item>
                  <text:p text:style-name="P5">21 features</text:p>
                </text:list-item>
                <text:list-item>
                  <text:p text:style-name="P5">Features Breakdown:</text:p>
                  <text:p text:style-name="P5"/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6">Feature breakdown:</text:p>
            <text:p text:style-name="P6">Data Types:</text:p>
            <text:p text:style-name="P6"/>
            <text:p text:style-name="P10">&lt;type 'str'&gt; :</text:p>
            <text:p text:style-name="P10">['deferral_payments', 'exercised_stock_options', 'restricted_stock_deferred', 'loan_advances', 'director_fees', 'deferred_income', 'long_term_incentive', 'email_address']</text:p>
            <text:p text:style-name="P10">------------</text:p>
            <text:p text:style-name="P10">&lt;type 'bool'&gt; :</text:p>
            <text:p text:style-name="P10">['poi']</text:p>
            <text:p text:style-name="P10">------------</text:p>
            <text:p text:style-name="P10">&lt;type 'int'&gt; :</text:p>
            <text:p text:style-name="P10">['salary', 'to_messages', 'total_payments', 'bonus', 'restricted_stock', 'shared_receipt_with_poi', 'total_stock_value', 'expenses', 'from_messages', 'other', 'from_this_person_to_poi', 'from_poi_to_this_person']</text:p>
            <text:p text:style-name="P13"><text:span text:style-name="T3">------------</text:span></text:p>
          </table:table-cell>
        </table:table-row>
      </table:table>
      <text:p text:style-name="P1"/>
      <text:list xml:id="list583538171" text:continue-numbering="true" text:style-name="L1">
        <text:list-item>
          <text:list>
            <text:list-item>
              <text:p text:style-name="P5">Missing values</text:p>
              <text:p text:style-name="P5"/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9">loan_advances 142</text:p>
            <text:p text:style-name="P10">director_fees 129</text:p>
            <text:p text:style-name="P10">restricted_stock_deferred 128</text:p>
            <text:p text:style-name="P10">deferral_payments 107</text:p>
            <text:p text:style-name="P10">deferred_income 97</text:p>
            <text:p text:style-name="P10">long_term_incentive 80</text:p>
            <text:p text:style-name="P10">bonus 64</text:p>
            <text:p text:style-name="P10">to_messages 60</text:p>
            <text:p text:style-name="P10">shared_receipt_with_poi 60</text:p>
            <text:p text:style-name="P10">from_messages 60</text:p>
            <text:p text:style-name="P10">from_poi_to_this_person 60</text:p>
            <text:p text:style-name="P10">from_this_person_to_poi 60</text:p>
            <text:p text:style-name="P10">other 53</text:p>
            <text:p text:style-name="P10">salary 51</text:p>
            <text:p text:style-name="P10"><text:soft-page-break/>expenses 51</text:p>
            <text:p text:style-name="P10">exercised_stock_options 44</text:p>
            <text:p text:style-name="P10">restricted_stock 36</text:p>
            <text:p text:style-name="P10">email_address 35</text:p>
            <text:p text:style-name="P10">total_payments 21</text:p>
            <text:p text:style-name="P10">total_stock_value 20</text:p>
            <text:p text:style-name="P13"><text:span text:style-name="T3">poi 0</text:span></text:p>
          </table:table-cell>
        </table:table-row>
      </table:table>
      <text:list xml:id="list1110451341" text:continue-numbering="true" text:style-name="L1">
        <text:list-item>
          <text:list>
            <text:list-header>
              <text:p text:style-name="P5"/>
            </text:list-header>
            <text:list-item>
              <text:p text:style-name="P5">Outlier investigation (and removal)</text:p>
            </text:list-item>
          </text:list>
        </text:list-item>
        <text:list-item>
          <text:p text:style-name="P5">Feature Selection</text:p>
          <text:list>
            <text:list-item>
              <text:p text:style-name="P5">New feature calculation</text:p>
            </text:list-item>
            <text:list-item>
              <text:p text:style-name="P5">Univariate or recursive feature selection</text:p>
            </text:list-item>
            <text:list-item>
              <text:p text:style-name="P5">Feature importance for Decision Tree and feature scores w/ SelectKBest</text:p>
            </text:list-item>
            <text:list-item>
              <text:p text:style-name="P5">Feature scaling ([0, 1])</text:p>
            </text:list-item>
          </text:list>
        </text:list-item>
        <text:list-item>
          <text:p text:style-name="P5">Algorithm Selection and Tuning</text:p>
          <text:list>
            <text:list-item>
              <text:p text:style-name="P5">Checking performance of multiple algorithms (all)</text:p>
            </text:list-item>
            <text:list-item>
              <text:p text:style-name="P5">Parameter tuning (optimization and discussion)</text:p>
              <text:list>
                <text:list-item>
                  <text:p text:style-name="P5">GridSearchCV used for parameter tuning</text:p>
                </text:list-item>
                <text:list-item>
                  <text:p text:style-name="P5">Several parameters tuned</text:p>
                </text:list-item>
                <text:list-item>
                  <text:p text:style-name="P5">Parameter tuning incorporated into algorithm selection (i.e. parameters tuned for more than one algorithm, and best algorithm-tune combination selected for final analysis)</text:p>
                </text:list-item>
              </text:list>
            </text:list-item>
          </text:list>
        </text:list-item>
        <text:list-item>
          <text:p text:style-name="P5">Validation and Evaluation</text:p>
          <text:list>
            <text:list-item>
              <text:p text:style-name="P5">At least two approriate metrics used to evaluate algorithm performance</text:p>
              <text:list>
                <text:list-item>
                  <text:p text:style-name="P5">precision</text:p>
                </text:list-item>
                <text:list-item>
                  <text:p text:style-name="P5">recall</text:p>
                </text:list-item>
                <text:list-item>
                  <text:p text:style-name="P5">accuracy score</text:p>
                </text:list-item>
                <text:list-item>
                  <text:p text:style-name="P5">run time</text:p>
                </text:list-item>
              </text:list>
            </text:list-item>
            <text:list-item>
              <text:p text:style-name="P5">Cross-validation (k-fold)</text:p>
            </text:list-item>
            <text:list-item>
              <text:p text:style-name="P5">Precision and recall are both at least <text:span text:style-name="T1">0.3</text:span> when tester.py is used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iler</meta:initial-creator>
    <meta:creation-date>2016-10-16T14:26:01</meta:creation-date>
    <dc:date>2016-10-16T16:44:41</dc:date>
    <dc:creator>Chris Giler</dc:creator>
    <meta:editing-duration>PT1H50M27S</meta:editing-duration>
    <meta:editing-cycles>5</meta:editing-cycles>
    <meta:generator>OpenOffice/4.1.1$Unix OpenOffice.org_project/411m6$Build-9775</meta:generator>
    <meta:document-statistic meta:table-count="2" meta:image-count="0" meta:object-count="0" meta:page-count="2" meta:paragraph-count="66" meta:word-count="266" meta:character-count="2025"/>
  </office:meta>
</office:document-meta>
</file>